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lbany AMT2" svg:font-family="'Albany AMT'"/>
    <style:font-face style:name="Thorndale AMT" svg:font-family="'Thorndale AMT'" style:font-family-generic="roman" style:font-pitch="variable"/>
    <style:font-face style:name="Albany AMT" svg:font-family="'Albany AMT'" style:font-family-generic="swiss" style:font-pitch="variable"/>
    <style:font-face style:name="DejaVu Sans" svg:font-family="'DejaVu Sans'" style:font-family-generic="swiss" style:font-pitch="variable"/>
    <style:font-face style:name="Albany AMT1" svg:font-family="'Albany AMT'" style:font-family-generic="system" style:font-pitch="variable"/>
    <style:font-face style:name="FZHeiTi" svg:font-family="FZHeiTi" style:font-family-generic="system" style:font-pitch="variable"/>
    <style:font-face style:name="FZSongTi" svg:font-family="FZSongTi" style:font-family-generic="system" style:font-pitch="variable"/>
  </office:font-face-decls>
  <office:automatic-styles>
    <style:style style:name="P1" style:family="paragraph" style:parent-style-name="Standard">
      <style:paragraph-properties fo:text-align="justify" style:justify-single-word="false"/>
      <style:text-properties style:font-name="DejaVu Sans" fo:background-color="#ffff00"/>
    </style:style>
    <style:style style:name="P2" style:family="paragraph" style:parent-style-name="Standard">
      <style:paragraph-properties fo:text-align="justify" style:justify-single-word="false"/>
      <style:text-properties style:font-name="DejaVu Sans" fo:font-weight="bold" style:font-weight-asian="bold" style:font-weight-complex="bold"/>
    </style:style>
    <style:style style:name="P3" style:family="paragraph" style:parent-style-name="Standard">
      <style:paragraph-properties fo:text-align="justify" style:justify-single-word="false"/>
      <style:text-properties style:font-name="DejaVu Sans" fo:font-weight="normal" style:font-weight-asian="normal" style:font-weight-complex="normal"/>
    </style:style>
    <style:style style:name="P4" style:family="paragraph" style:parent-style-name="Standard">
      <style:paragraph-properties fo:text-align="justify" style:justify-single-word="false"/>
      <style:text-properties style:font-name="DejaVu Sans" fo:font-style="italic" fo:font-weight="bold" style:font-style-asian="italic" style:font-weight-asian="bold" style:font-style-complex="italic" style:font-weight-complex="bold"/>
    </style:style>
    <style:style style:name="P5" style:family="paragraph" style:parent-style-name="Standard">
      <style:paragraph-properties fo:text-align="justify" style:justify-single-word="false"/>
      <style:text-properties style:font-name="DejaVu Sans"/>
    </style:style>
    <style:style style:name="P6" style:family="paragraph" style:parent-style-name="Heading_20_1">
      <style:paragraph-properties fo:text-align="justify" style:justify-single-word="false"/>
      <style:text-properties style:font-name="DejaVu Sans" fo:font-weight="normal" style:font-weight-asian="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b7efe"/>
    </style:style>
    <style:style style:name="T4" style:family="text">
      <style:text-properties fo:font-weight="normal" style:font-weight-asian="normal" style:font-weight-complex="normal"/>
    </style:style>
    <style:style style:name="T5" style:family="text">
      <style:text-properties officeooo:rsid="001b7ef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Саратовская, лента, политика, главная</text:p>
      <text:p text:style-name="P5"/>
      <text:p text:style-name="P1">Депутат Госдумы назвала действия подчиненных саратовского губернатора политической диверсией»</text:p>
      <text:p text:style-name="P5"/>
      <text:p text:style-name="P2">Единоросы раскритиковали Ипатова и его пресс-службу за искажение информации</text:p>
      <text:p text:style-name="P5"/>
      <text:p text:style-name="P5">Представители саратовского отделения партии «Единая Россия» прокомментировали выступления губернатора Павла Ипатова на селекторном совещании по вопросам эффективности деятельности органов исполнительной власти субъектов Российской Федерации. Кроме того ими была дана оценка деятельности главы региона. </text:p>
      <text:p text:style-name="P5"/>
      <text:p text:style-name="P5">Одним из поводов для недовольства представителей партии стала информация, опубликованная пресс-службой губернатора. По мнению <text:span text:style-name="T1">депутата Государственной </text:span><text:span text:style-name="T3">д</text:span><text:span text:style-name="T1">умы РФ Ольги Баталиной, </text:span><text:span text:style-name="T4">подчиненные Павла Ипатова достаточно вольно интерпретировали слова Владимира Путина в контексте которых сложилось впечатление, что</text:span> премьер-министр доволен положением дел в Саратовской области, как ни в какой другой. И благодарит за это лично губернатора. <text:line-break/></text:p>
      <text:p text:style-name="P5">«Кто позволил подчиненным Ипатова так вольно передергивать слова премьер-министра Владимира Путина, полностью искажая смысл сказанного? Это уже не глупость, это политическая диверсия против одного из руководителей государства», – заявила Баталина.<text:line-break/><text:line-break/>По ее словам, жители области ждут от губернатора другого поведения. «Не попыток любыми усилиями выдать желаемое за действительное. Ждут, когда будет на деле, а не словах снижаться государственный долг. Когда начнется реальная промышленная политика и привлечение инвестиций в регион. Когда наведут порядок в здравоохранении. Ждут нормальной, эффективной работы губернатора и областного правительства», – подчеркнула депутат.</text:p>
      <text:p text:style-name="P5"/>
      <text:p text:style-name="P5">Согласен с Ольгой Баталиной и председатель комитета по бюджету и налогам Саратовской областной думы <text:span text:style-name="T2">Николай Семенцев</text:span>. По его словам, прокомментировать ситуацию его побудила односторонняя трактовка оценки Путиным предварительных итогов социально-экономического развития области в 2011 году, появившейся в СМИ.<text:line-break/><text:line-break/>«Владимр Путин отметил, что область добралась до критического уровня государственного долга – 59,8 % от бюджета, и, что самое важное, долг вырос на 30,2 % именно в 2011 году! Не в кризисном 2009, не в засушливом 2010, а в относительно благополучном 2011 году. Это может говорить только об одном: большинство достижений, о которых доложил саратовский губернатор, стали результатом федерального финансирования, а не напряжённой работы правительства Саратовской области», – подчеркнул депутат облдумы.<text:line-break/><text:line-break/>Кроме того Семенцев напомнил, что на совещании премьер назвал цифру: 62 %. Именно такой процент жителей Саратовской области считают <text:soft-page-break/>работу администрации области <text:s/>неудовлетворительной. «А происходит это потому, что в области реальные денежные доходы населения снизились на 6,8 %. И это рекордный показатель по всей России! Люди не чувствуют на себе тех достижений, о которых докладывает их губернатор. Хвастаться, на мой взгляд, правительству области абсолютно нечем!» – резюмировал он.</text:p>
      <text:p text:style-name="P5"/>
      <text:p text:style-name="P5">Депутат Госдумы РФ <text:span text:style-name="T2">Михаил Исаев</text:span> считает, что губернатор Саратовской области должен обратить внимание на жизнь и проблемы простых граждан. Он отметил, что неспроста большая часть населения субъекта РФ не удовлетворительно оценивает работу региональной власти. «Это не случайно. Шесть лет губернаторского срока <text:span text:style-name="T4">Павла Ипатова</text:span> показали, что он не готов встречаться с жителями. Есть районы области, в которых он даже ни разу не был. Например, Романовский. Общение с жителями сельских районов не входят в приоритет главы региона. Мнение и проблемы жителей области его явно не интересуют. За все это время он даже с главами муниципальных образований встречался 1–2 раза», – заявил Исаев.<text:line-break/><text:line-break/>Кроме того, по его словам губернатор игнорирует и обращения депутатского корпуса Саратова, а проблемы областного центра не интересуют главу региона. «Он не готов отвечать на вопросы жителей и депутатов, ведь его радужные отчеты не меняют жизни людей. Благосостояние населения падает не смотря на рост показателей, о котором рапортует <text:span text:style-name="T4">Павел Ипатов</text:span>. Саратовская область стала почти российским лидером, но снижению доходов населения. Губернатор, безусловно, должен наконец-то обратить внимание на жизнь и проблемы простых граждан и в первую очередь в сельских районах», – выразил мнение депутат ГД.</text:p>
      <text:p text:style-name="P5"/>
      <text:p text:style-name="P5">Депутат Государственной <text:span text:style-name="T5">д</text:span>умы РФ <text:span text:style-name="T2">Сергей Канчер </text:span><text:span text:style-name="T4">разделил мнение своих коллег</text:span><text:span text:style-name="T2"> </text:span><text:span text:style-name="T4">и назвал обоснованной критику, прозвучавшую в адрес региональной власти Саратовской области. «Позиция партии «Единая Россия», членом которой является и глава региона, определена предельно четко – «в центре внимания должен быть человек». Но на территории Саратовской области чиновники оперируют только цифрами. Действительно, цифры показывают, что в области наблюдается рост показателей по вводу жилья и инвестициям в производство. Но тогда, фактически должны появляться новые рабочие места и жилье должно становиться более доступным, но реально этого не происходит. Большинство жителей региона до сих пор не могут позволить купить квартиру. За последнее время в области новых предприятий открывается крайне мало», – заявил он<text:line-break/><text:line-break/>По его словам, в Саратовской области чиновники улучшают только показатели в отчетах, забывая о жизни конкретных людей. «На мой взгляд, после таких замечаний премьер-министра РФ, правительству Саратовской области пора как минимум менять стиль своей работы», – резюмировал Канчер.</text:span></text:p>
      <text:p text:style-name="P3"/>
      <text:p text:style-name="P3">Как ранее сообщал «ФедералПресс», во вторник, 10 января, губернатор Саратовской области Павел Ипатов выступил на селекторном совещании, <text:soft-page-break/>проведенном главой правительства РФ Владимиром Путиным. Губернатор рассказал о достижениях региона, росте зарплат бюджетников, а также выразил мнение, почему в Саратовской области остается проблема оценки эффективности деятельности региональных властей.</text:p>
      <text:p text:style-name="P3"/>
      <text:p text:style-name="P4">Александра Морозова</text:p>
      <text:p text:style-name="P3"/>
      <text:p text:style-name="P3">Ипатов</text:p>
      <text:p text:style-name="P3">Канчер</text:p>
      <text:p text:style-name="P3">Единая Россия</text:p>
      <text:p text:style-name="P3">эффективность деятельности органов государственной власти</text:p>
      <text:p text:style-name="P3">Госдума РФ</text:p>
      <text:p text:style-name="P3">Путин</text:p>
      <text:p text:style-name="P3">Исаев</text:p>
      <text:p text:style-name="P3">Семенцев</text:p>
      <text:p text:style-name="P3">Баталина</text:p>
      <text:p text:style-name="P3"/>
      <text:p text:style-name="P3"/>
      <text:h text:style-name="P6" text:outline-level="1">Саратовский губернатор назвал главные проблемы региона</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lbany AMT2" svg:font-family="'Albany AMT'"/>
    <style:font-face style:name="Thorndale AMT" svg:font-family="'Thorndale AMT'" style:font-family-generic="roman" style:font-pitch="variable"/>
    <style:font-face style:name="Albany AMT" svg:font-family="'Albany AMT'" style:font-family-generic="swiss" style:font-pitch="variable"/>
    <style:font-face style:name="DejaVu Sans" svg:font-family="'DejaVu Sans'" style:font-family-generic="swiss" style:font-pitch="variable"/>
    <style:font-face style:name="Albany AMT1" svg:font-family="'Albany AMT'" style:font-family-generic="system" style:font-pitch="variable"/>
    <style:font-face style:name="FZHeiTi" svg:font-family="FZHeiTi" style:font-family-generic="system" style:font-pitch="variable"/>
    <style:font-face style:name="FZSongTi" svg:font-family="FZSongT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ru" fo:country="RU" style:letter-kerning="true" style:font-name-asian="FZSongTi" style:font-size-asian="10.5pt" style:language-asian="zh" style:country-asian="CN" style:font-name-complex="Albany AMT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lbany AMT" fo:font-size="14pt" style:font-name-asian="FZHeiTi" style:font-size-asian="14pt" style:font-name-complex="Albany AMT1"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Albany AMT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lbany AMT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lbany AMT2"/>
    </style:style>
    <style:style style:name="Heading_20_1" style:display-name="Heading 1" style:family="paragraph" style:parent-style-name="Title" style:next-style-name="Text_20_body" style:default-outline-level="1" style:list-style-name="" style:class="text">
      <style:text-properties style:font-name="Thorndale AMT" fo:font-size="24pt" fo:font-weight="bold" style:font-name-asian="FZSongTi" style:font-size-asian="24pt" style:font-weight-asian="bold" style:font-name-complex="Albany AMT1"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user </meta:initial-creator>
    <meta:creation-date>2012-01-11T16:38:33</meta:creation-date>
    <dc:date>2012-01-11T17:19:11</dc:date>
    <dc:creator>Оксак Наталья</dc:creator>
    <meta:editing-duration>PT00H20M03S</meta:editing-duration>
    <meta:editing-cycles>2</meta:editing-cycles>
    <meta:generator>OpenOffice.org/3.2$Linux OpenOffice.org_project/320m19$Build-9505</meta:generator>
    <meta:document-statistic meta:table-count="0" meta:image-count="0" meta:object-count="0" meta:page-count="3" meta:paragraph-count="21" meta:word-count="770" meta:character-count="5843"/>
  </office:meta>
</office:document-meta>
</file>